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2173in"/>
    </style:style>
    <style:style style:name="co2" style:family="table-column">
      <style:table-column-properties fo:break-before="auto" style:column-width="1.1398in"/>
    </style:style>
    <style:style style:name="co3" style:family="table-column">
      <style:table-column-properties fo:break-before="auto" style:column-width="1.1291in"/>
    </style:style>
    <style:style style:name="co4" style:family="table-column">
      <style:table-column-properties fo:break-before="auto" style:column-width="0.98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Micro Hei" style:font-name-complex="Lohit Hindi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9.1575in" svg:height="5.1657in" svg:x="3.5937in" svg:y="0.3453in">
            <draw:object draw:notify-on-update-of-ranges="Sheet1.A1:Sheet1.A1 Sheet1.A2:Sheet1.A9 Sheet1.D1:Sheet1.D1 Sheet1.D2:Sheet1.D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N</text:p>
          </table:table-cell>
          <table:table-cell office:value-type="string">
            <text:p>Merge SplitTime</text:p>
          </table:table-cell>
          <table:table-cell office:value-type="string">
            <text:p>Sequential Time</text:p>
          </table:table-cell>
          <table:table-cell office:value-type="string">
            <text:p>Speedup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2733690738678">
            <text:p>1.2733690739</text:p>
          </table:table-cell>
          <table:table-cell table:style-name="ce1" office:value-type="float" office:value="1.2733690738678">
            <text:p>1.2733690739</text:p>
          </table:table-cell>
          <table:table-cell table:formula="of:=[.C2]/[.B2]"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771461009979248">
            <text:p>0.77146101</text:p>
          </table:table-cell>
          <table:table-cell table:style-name="ce1" office:value-type="float" office:value="1.2733690738678">
            <text:p>1.2733690739</text:p>
          </table:table-cell>
          <table:table-cell table:formula="of:=[.C3]/[.B3]" office:value-type="float" office:value="1.65059420683108">
            <text:p>1.650594206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611377000808716">
            <text:p>0.6113770008</text:p>
          </table:table-cell>
          <table:table-cell office:value-type="float" office:value="1.2733690738678">
            <text:p>1.2733690739</text:p>
          </table:table-cell>
          <table:table-cell table:formula="of:=[.C4]/[.B4]" office:value-type="float" office:value="2.08278864298692">
            <text:p>2.08278864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535519123077393">
            <text:p>0.5355191231</text:p>
          </table:table-cell>
          <table:table-cell office:value-type="float" office:value="1.2733690738678">
            <text:p>1.2733690739</text:p>
          </table:table-cell>
          <table:table-cell table:formula="of:=[.C5]/[.B5]" office:value-type="float" office:value="2.37782185358818">
            <text:p>2.377821853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583228826522827">
            <text:p>0.5832288265</text:p>
          </table:table-cell>
          <table:table-cell office:value-type="float" office:value="1.2733690738678">
            <text:p>1.2733690739</text:p>
          </table:table-cell>
          <table:table-cell table:formula="of:=[.C6]/[.B6]" office:value-type="float" office:value="2.18330956214827">
            <text:p>2.183309562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525983810424805">
            <text:p>0.5259838104</text:p>
          </table:table-cell>
          <table:table-cell office:value-type="float" office:value="1.2733690738678">
            <text:p>1.2733690739</text:p>
          </table:table-cell>
          <table:table-cell table:formula="of:=[.C7]/[.B7]" office:value-type="float" office:value="2.42092826552851">
            <text:p>2.420928265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489388942718506">
            <text:p>0.4893889427</text:p>
          </table:table-cell>
          <table:table-cell office:value-type="float" office:value="1.2733690738678">
            <text:p>1.2733690739</text:p>
          </table:table-cell>
          <table:table-cell table:formula="of:=[.C8]/[.B8]" office:value-type="float" office:value="2.60195718112135">
            <text:p>2.601957181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460637807846069">
            <text:p>0.4606378078</text:p>
          </table:table-cell>
          <table:table-cell office:value-type="float" office:value="1.2733690738678">
            <text:p>1.2733690739</text:p>
          </table:table-cell>
          <table:table-cell table:formula="of:=[.C9]/[.B9]" office:value-type="float" office:value="2.76436074542392">
            <text:p>2.76436074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19T17:01:15</dc:date>
    <dc:creator>shravan </dc:creator>
    <meta:document-statistic meta:table-count="1" meta:cell-count="36" meta:object-count="1"/>
    <meta:generator>LibreOffice/3.5$Linux_x86 LibreOffice_project/350m1$Build-2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61cm" svg:height="13.122cm" xlink:href=".." xlink:type="simple" chart:class="chart:bar" chart:style-name="ch1">
        <chart:title svg:x="9.258cm" svg:y="0.398cm" chart:style-name="ch2">
          <text:p>Speedup for different N</text:p>
        </chart:title>
        <chart:legend chart:legend-position="end" svg:x="21.156cm" svg:y="6.262cm" style:legend-expansion="high" chart:style-name="ch3"/>
        <chart:plot-area chart:style-name="ch4" table:cell-range-address="Sheet1.A1:Sheet1.A9 Sheet1.D1:Sheet1.D9" chart:data-source-has-labels="both" svg:x="1.476cm" svg:y="1.963cm" svg:width="18.751cm" svg:height="9.916cm">
          <chartooo:coordinate-region svg:x="2.203cm" svg:y="2.162cm" svg:width="18.024cm" svg:height="9.07cm"/>
          <chart:axis chart:dimension="x" chart:name="primary-x" chart:style-name="ch5" chartooo:axis-type="auto">
            <chartooo:date-scale/>
            <chart:title svg:x="8.968cm" svg:y="12.141cm" chart:style-name="ch6">
              <text:p>Number of Processors(N)</text:p>
            </chart:title>
            <chart:categories table:cell-range-address="Sheet1.A2:Sheet1.A9"/>
          </chart:axis>
          <chart:axis chart:dimension="y" chart:name="primary-y" chart:style-name="ch7">
            <chart:title svg:x="0.451cm" svg:y="7.64cm" chart:style-name="ch8">
              <text:p>Speedup</text:p>
            </chart:title>
            <chart:grid chart:style-name="ch9" chart:class="major"/>
          </chart:axis>
          <chart:series chart:style-name="ch10" chart:values-cell-range-address="Sheet1.D2:Sheet1.D9" chart:label-cell-address="Sheet1.D1:Sheet1.D1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:Sheet1.A9</svg:desc>
                </draw:g>
              </table:table-cell>
              <table:table-cell office:value-type="float" office:value="1">
                <text:p>1</text:p>
                <draw:g>
                  <svg:desc>Sheet1.D2:Sheet1.D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65059420683108">
                <text:p>1.6505942068310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08278864298692">
                <text:p>2.0827886429869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37782185358818">
                <text:p>2.3778218535881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.18330956214827">
                <text:p>2.1833095621482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.42092826552851">
                <text:p>2.4209282655285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.60195718112135">
                <text:p>2.6019571811213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76436074542392">
                <text:p>2.764360745423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